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ce1"/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graphe zone</text:p>
          </table:table-cell>
          <table:covered-table-cell/>
          <table:table-cell table:style-name="ce2" office:value-type="string" calcext:value-type="string" table:number-columns-spanned="2" table:number-rows-spanned="1">
            <text:p>aleatoire rapide</text:p>
          </table:table-cell>
          <table:covered-table-cell/>
          <table:table-cell table:style-name="ce2" office:value-type="string" calcext:value-type="string" table:number-columns-spanned="2" table:number-rows-spanned="1">
            <text:p>aleatoire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nbcl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nb essai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nb essai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nb essaies</text:p>
          </table:table-cell>
          <table:table-cell table:style-name="Default" office:value-type="string" calcext:value-type="string">
            <text:p>temp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1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000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000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000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000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0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00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0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0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1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002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02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000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00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000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00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85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8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0004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017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6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0000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00004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98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6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0006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02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7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00005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00006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2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63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7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003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0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0004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01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6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00005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0023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4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21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5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65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1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0004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02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00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2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9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49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3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8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9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0000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001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6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36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6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1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12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3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3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84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6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5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1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1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25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2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34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7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11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2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5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21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29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3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00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6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00005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007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78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1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00007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011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00008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011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5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1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1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3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3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006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4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00005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1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007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85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1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00007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011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00008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014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18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26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0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00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67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0006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066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0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000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05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0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76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9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3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4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5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00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43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49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00007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0119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6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2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39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6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0006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09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4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8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28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29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24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00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45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0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61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00007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0098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19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5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4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2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00006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009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000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07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7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56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44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2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59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5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4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2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64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37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6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70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0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39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9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2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4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2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0008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11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2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00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22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2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0001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02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00018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029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00020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00018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0020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00014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5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2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30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2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55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2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8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75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2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00009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0130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2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001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23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22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0001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0180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24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00011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0197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1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4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62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9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008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13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9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0009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15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9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0009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146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21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0001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0205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19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00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33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4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9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3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96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2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89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20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8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9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001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259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2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23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12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18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12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9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009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158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20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00010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0265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2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000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180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2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3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2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4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7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68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87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70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2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8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144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24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00015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0455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8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9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3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67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89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70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146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2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168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25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0001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0343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4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3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3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107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11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72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9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180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00010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0223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2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3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132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94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69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141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23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00016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054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3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9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26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3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3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47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3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8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3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8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3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99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30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014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422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4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34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4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1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130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3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001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203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37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0015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451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034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014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003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00017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0605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00033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00023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0003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00022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6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4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4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69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4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226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49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01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280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4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00016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0420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5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002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597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5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.0003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.0757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52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00023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0854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7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3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73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3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125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36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197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3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1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19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34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01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294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3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0018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615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34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019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553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7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9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3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8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3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279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3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137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3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014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415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35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001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463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3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01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536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3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01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300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9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4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39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4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155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4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84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3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24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4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01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625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36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0001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053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3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013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443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5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5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13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4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88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4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134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4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1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297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4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1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259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342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4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372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7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6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48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4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199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4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83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4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182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41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0018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585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38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0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247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43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0014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348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5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5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5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4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32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5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100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5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158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4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1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236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5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1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390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50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01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509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5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7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6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0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1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231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6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27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7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290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6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01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39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5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207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5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1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215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6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8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4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7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72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25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6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263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6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258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5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237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7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23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72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8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374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78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0019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66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070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00024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094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0061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.0003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005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00027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1088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00054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0003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0049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.0004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5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7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160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6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2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49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7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001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572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7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018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50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7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0024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961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7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2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614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072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002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1122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8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6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100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5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32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5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36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53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003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917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56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0022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1013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57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002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696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5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00042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1739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7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156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6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40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6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1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372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7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15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338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83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00025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0901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6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0028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1260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6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00024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0857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4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58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7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33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6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344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7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219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68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365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6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565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7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333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67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1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564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5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6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197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8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231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7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1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259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8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32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8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02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1039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7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17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449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73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020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974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5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1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0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227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0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650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9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85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9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429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00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018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966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9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2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498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9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615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6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0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99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9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259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9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214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9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1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345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9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6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595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8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001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461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20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0022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760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4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2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95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1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526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316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8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598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9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020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993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94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1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563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1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535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6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4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56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4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98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3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26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3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1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473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4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1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517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4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1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476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3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1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617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6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153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17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2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735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17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003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1385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0134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00043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2394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01389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.00067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.00098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000465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2694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00101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00078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00093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00050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1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9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18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1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3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623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109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029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238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135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00037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1318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132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0035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1563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126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.00056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.2299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12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0005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3443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2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08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9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2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1065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0.0009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2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676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9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2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858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9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024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966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95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0023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961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94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026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1149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84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2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388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0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2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79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0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2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1204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98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00035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234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9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584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94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02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445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96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0046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3472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4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25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2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306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2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676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2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1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586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1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1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603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1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024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1267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19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027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1379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17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004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2096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6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22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192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8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72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9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2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909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7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1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76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7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02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1338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4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0028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1624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88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00029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826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8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32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43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25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1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713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8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519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48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27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1826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4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02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961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45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0005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2725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08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0003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2592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80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305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23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633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28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019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736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5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19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859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8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2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882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4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2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172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94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035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2253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06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8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54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7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401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4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2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006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6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819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4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2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241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2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1314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34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003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2785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7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6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58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46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2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913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39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1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935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37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2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933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46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02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2052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36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2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987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37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02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2189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9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77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29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29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154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264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0043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3139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0248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.0005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.3747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00285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00083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00183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00074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5345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00145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0091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00133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00107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96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4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2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73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13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2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861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149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0035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1872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15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04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2112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153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00049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3492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0164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00058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4539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159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00057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3754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4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2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81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5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2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69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0.0012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2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080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29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0004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006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130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004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2086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13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004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2904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130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00058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4850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0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35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24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40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6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905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5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2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129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6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2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492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14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2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1766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14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0040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2962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0.00135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0044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367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0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8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27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462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21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880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9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2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118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77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03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231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96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38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2619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173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28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918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75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0040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3228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3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26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600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3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496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24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3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119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0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974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0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2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1768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22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4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2029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21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29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2030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6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58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4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68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31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755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30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981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29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2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131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30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2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1758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314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00043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4193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5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2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099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6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8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53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621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30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2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673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35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2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202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26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3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2632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27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3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40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339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00059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6131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259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00047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4668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8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77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4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790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48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702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4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2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949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44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2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459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40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3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099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43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3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239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40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2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470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39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44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84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39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1295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37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695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44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42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40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43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483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37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3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394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36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2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445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31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549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450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00043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2618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0457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00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3549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00398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00088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858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0345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0078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0030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0011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.0193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00335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00137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252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00147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59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06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0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3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551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19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3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585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203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0037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2310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220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004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659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221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00073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7467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00224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007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7087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228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00069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5484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2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32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3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142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17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3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639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0.00195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3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2547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18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045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951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203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038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2657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19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006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7277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185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00066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6631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03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2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41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45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3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683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7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2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833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37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2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492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359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0053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5532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2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0043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543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234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00052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5437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8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4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71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3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433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36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196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28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3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2666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30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05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6115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26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04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4151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368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005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5945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17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55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506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55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2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862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33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3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751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437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3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3008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32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3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081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36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0045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4702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44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05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3487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8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0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60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704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4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698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75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4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945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58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3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487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38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3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3053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37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04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699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474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00055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6355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0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5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8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925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66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3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901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66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3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3214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64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3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2341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653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00055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6492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65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3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3510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864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0050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5643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93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6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865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4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57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61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968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6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1504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85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3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3077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61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3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945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63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04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4351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1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78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819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72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4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4548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81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2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1877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60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2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1721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62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5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120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81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328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63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0004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3925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38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3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69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67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0054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447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949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0008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7125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612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00102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.3121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00508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00120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00486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00160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.3409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0041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00208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.00395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0.00215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1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26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3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06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25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3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2461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273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04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3564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274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00071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6917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27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006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5472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0290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00064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6255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287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00080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8040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00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0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2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071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32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3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23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31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4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3604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35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4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494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28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4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4025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28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0069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9461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284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0067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8116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3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4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49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3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309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46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3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197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36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4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3474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34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07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7057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415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0007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.0744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371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00080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.2406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367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.00085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.1564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3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8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6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846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48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3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080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50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3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234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43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4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459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45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3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3928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45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4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572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45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007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.0403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2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7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73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2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3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54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3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3286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67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3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741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59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4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367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473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048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5204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45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006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8590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473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050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5747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33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3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73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246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77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3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3553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65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3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244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67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3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268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71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46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4707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716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0070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036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65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5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6104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36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99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42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2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690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94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3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85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122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3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303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103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4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4086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92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3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3796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7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4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502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13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3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4319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0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42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35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2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54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80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2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16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126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4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398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75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4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422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840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077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7314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72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54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6685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760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5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595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26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3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1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3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45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4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3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3787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75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4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4516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75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3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3267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76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5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4543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99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4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449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71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49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31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5:38:12.546216554</meta:creation-date>
    <dc:date>2020-05-26T15:57:58.162537123</dc:date>
    <meta:editing-duration>PT9M35S</meta:editing-duration>
    <meta:editing-cycles>2</meta:editing-cycles>
    <meta:generator>LibreOffice/6.0.7.3$Linux_X86_64 LibreOffice_project/00m0$Build-3</meta:generator>
    <meta:document-statistic meta:table-count="1" meta:cell-count="7130" meta:object-count="0"/>
  </office:meta>
</office:document-meta>
</file>